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3">
      <style:text-properties officeooo:rsid="00025a88" officeooo:paragraph-rsid="000ef087"/>
    </style:style>
    <style:style style:name="P2" style:family="paragraph" style:parent-style-name="Text_20_body" style:list-style-name="L2">
      <style:text-properties officeooo:rsid="00030d08" officeooo:paragraph-rsid="00030d08"/>
    </style:style>
    <style:style style:name="P3" style:family="paragraph" style:parent-style-name="Text_20_body">
      <style:text-properties officeooo:rsid="000483d8" officeooo:paragraph-rsid="00030d08"/>
    </style:style>
    <style:style style:name="P4" style:family="paragraph" style:parent-style-name="Text_20_body">
      <style:text-properties officeooo:rsid="000483d8" officeooo:paragraph-rsid="000483d8"/>
    </style:style>
    <style:style style:name="P5" style:family="paragraph" style:parent-style-name="Text_20_body" style:list-style-name="L2">
      <style:text-properties officeooo:rsid="00059cfe" officeooo:paragraph-rsid="00059cfe"/>
    </style:style>
    <style:style style:name="P6" style:family="paragraph" style:parent-style-name="Text_20_body" style:list-style-name="L3">
      <style:text-properties officeooo:rsid="000630a9" officeooo:paragraph-rsid="000ef087"/>
    </style:style>
    <style:style style:name="P7" style:family="paragraph" style:parent-style-name="Text_20_body" style:list-style-name="L3">
      <style:text-properties officeooo:rsid="00077792" officeooo:paragraph-rsid="000ef087"/>
    </style:style>
    <style:style style:name="P8" style:family="paragraph" style:parent-style-name="Text_20_body" style:list-style-name="L3">
      <style:text-properties officeooo:rsid="0009a956" officeooo:paragraph-rsid="000ef087"/>
    </style:style>
    <style:style style:name="P9" style:family="paragraph" style:parent-style-name="Text_20_body" style:list-style-name="L2">
      <style:text-properties officeooo:rsid="000aa49f" officeooo:paragraph-rsid="000aa49f"/>
    </style:style>
    <style:style style:name="P10" style:family="paragraph" style:parent-style-name="Text_20_body" style:list-style-name="L2">
      <style:text-properties officeooo:rsid="000ba7b9" officeooo:paragraph-rsid="000ba7b9"/>
    </style:style>
    <style:style style:name="P11" style:family="paragraph" style:parent-style-name="Text_20_body" style:list-style-name="L2">
      <style:text-properties officeooo:rsid="000e2207" officeooo:paragraph-rsid="000e2207"/>
    </style:style>
    <style:style style:name="P12" style:family="paragraph" style:parent-style-name="Text_20_body" style:list-style-name="L1">
      <style:text-properties officeooo:rsid="000e2207" officeooo:paragraph-rsid="000e2207"/>
    </style:style>
    <style:style style:name="P13" style:family="paragraph" style:parent-style-name="Text_20_body" style:list-style-name="L1">
      <style:text-properties fo:color="#000000" officeooo:rsid="00059cfe" officeooo:paragraph-rsid="00059cfe"/>
    </style:style>
    <style:style style:name="P14" style:family="paragraph" style:parent-style-name="Text_20_body" style:list-style-name="L1">
      <style:text-properties fo:color="#000000" officeooo:rsid="00095572" officeooo:paragraph-rsid="001018ce"/>
    </style:style>
    <style:style style:name="P15" style:family="paragraph" style:parent-style-name="Text_20_body" style:list-style-name="L1">
      <style:text-properties fo:color="#000000" officeooo:rsid="0009a956" officeooo:paragraph-rsid="0009a956"/>
    </style:style>
    <style:style style:name="P16" style:family="paragraph" style:parent-style-name="Text_20_body" style:list-style-name="L3">
      <style:text-properties fo:color="#000000" officeooo:rsid="0009a956" officeooo:paragraph-rsid="001018ce"/>
    </style:style>
    <style:style style:name="P17" style:family="paragraph" style:parent-style-name="Text_20_body" style:list-style-name="L1">
      <style:text-properties fo:color="#000000" officeooo:rsid="000d5eb9" officeooo:paragraph-rsid="000d5eb9"/>
    </style:style>
    <style:style style:name="P18" style:family="paragraph" style:parent-style-name="Text_20_body" style:list-style-name="L1">
      <style:text-properties fo:color="#000000" officeooo:rsid="000ef087" officeooo:paragraph-rsid="000ef087"/>
    </style:style>
    <style:style style:name="P19" style:family="paragraph" style:parent-style-name="Text_20_body" style:list-style-name="L1">
      <style:text-properties fo:color="#000000" officeooo:rsid="001018ce" officeooo:paragraph-rsid="001018ce"/>
    </style:style>
    <style:style style:name="P20" style:family="paragraph" style:parent-style-name="Text_20_body" style:list-style-name="L1">
      <style:text-properties fo:color="#000000" officeooo:rsid="0011d2b5" officeooo:paragraph-rsid="0011d2b5"/>
    </style:style>
    <style:style style:name="P21" style:family="paragraph" style:parent-style-name="Text_20_body" style:list-style-name="L1">
      <style:text-properties fo:color="#2b511a" officeooo:rsid="000d5eb9" officeooo:paragraph-rsid="000d5eb9"/>
    </style:style>
    <style:style style:name="P22" style:family="paragraph" style:parent-style-name="Text_20_body" style:list-style-name="L1">
      <style:text-properties fo:color="#2b511a" officeooo:rsid="0011d2b5" officeooo:paragraph-rsid="0011d2b5"/>
    </style:style>
    <style:style style:name="P23" style:family="paragraph" style:parent-style-name="Text_20_body">
      <style:text-properties officeooo:paragraph-rsid="00137370"/>
    </style:style>
    <style:style style:name="P24" style:family="paragraph" style:parent-style-name="Heading_20_1">
      <style:text-properties officeooo:rsid="0000b6db" officeooo:paragraph-rsid="0000b6db"/>
    </style:style>
    <style:style style:name="P25" style:family="paragraph" style:parent-style-name="Heading_20_1">
      <style:text-properties officeooo:rsid="0000b6db" officeooo:paragraph-rsid="000ef087"/>
    </style:style>
    <style:style style:name="P26" style:family="paragraph" style:parent-style-name="Heading_20_1">
      <style:text-properties officeooo:rsid="00137370" officeooo:paragraph-rsid="00137370"/>
    </style:style>
    <style:style style:name="T1" style:family="text">
      <style:text-properties officeooo:rsid="000483d8"/>
    </style:style>
    <style:style style:name="T2" style:family="text">
      <style:text-properties officeooo:rsid="000630a9"/>
    </style:style>
    <style:style style:name="T3" style:family="text">
      <style:text-properties officeooo:rsid="00077792"/>
    </style:style>
    <style:style style:name="T4" style:family="text">
      <style:text-properties officeooo:rsid="00095572"/>
    </style:style>
    <style:style style:name="T5" style:family="text">
      <style:text-properties officeooo:rsid="0009a956"/>
    </style:style>
    <style:style style:name="T6" style:family="text">
      <style:text-properties officeooo:rsid="000ba7b9"/>
    </style:style>
    <style:style style:name="T7" style:family="text">
      <style:text-properties officeooo:rsid="000e2207"/>
    </style:style>
    <style:style style:name="T8" style:family="text">
      <style:text-properties officeooo:rsid="000ef0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Lecture</text:h>
      <text:p text:style-name="P23">https://www.youtube.com/watch?v=ac_W9IgKX2c</text:p>
      <text:h text:style-name="P24" text:outline-level="1">Papers <text:span text:style-name="T8">to read</text:span>:</text:h>
      <text:list xml:id="list1436934822" text:style-name="L1">
        <text:list-item>
          <text:p text:style-name="P13">Sim to Real Robot learning from Pixels with progressive nets | Progressive nets (Supervised Domain Adaptation,<text:span text:style-name="T2">min 35:59</text:span>) </text:p>
          <text:list>
            <text:list-item>
              <text:p text:style-name="P18">It’s interesting the concept of the last layer</text:p>
            </text:list-item>
          </text:list>
        </text:list-item>
        <text:list-item>
          <text:p text:style-name="P15">Sim-to-real transfer of robotic control with dynamics randomization (min 55:46)</text:p>
        </text:list-item>
        <text:list-item>
          <text:p text:style-name="P17">Combine Sim ID and domain randomization, concept SimOpt, Closing the Sim to Real Loop: Adapting Simulation Randomization with Real World Experience. <text:s/>1H Min 12</text:p>
          <text:list>
            <text:list-item>
              <text:p text:style-name="P20">Apply simulation on real an correct simulation, every x steps</text:p>
            </text:list-item>
          </text:list>
        </text:list-item>
        <text:list-item>
          <text:p text:style-name="P21">Auto tune simulation parameters with meta-learning, Learning to Simulate ( 1h min 14)</text:p>
          <text:list>
            <text:list-item>
              <text:p text:style-name="P22">Learn which simulation parameters improve more the algorithm in the real world</text:p>
            </text:list-item>
          </text:list>
        </text:list-item>
        <text:list-item>
          <text:p text:style-name="P12">Websites recommended by Josh (1h </text:p>
          <text:list>
            <text:list-item>
              <text:p text:style-name="P12">Sim2Real AI (<text:a xlink:type="simple" xlink:href="https://sim2realai.github.io/" text:style-name="Internet_20_link" text:visited-style-name="Visited_20_Internet_20_Link">https://sim2realai.github.io/</text:a></text:p>
            </text:list-item>
            <text:list-item>
              <text:p text:style-name="P12">Domain Randomization for Sim2Real Transfer (<text:a xlink:type="simple" xlink:href="https://lilianweng.github.io/lil-log/2019/05/05/domain-randomization.html" text:style-name="Internet_20_link" text:visited-style-name="Visited_20_Internet_20_Link">https://lilianweng.github.io/lil-log/2019/05/05/domain-randomization.html</text:a>)</text:p>
            </text:list-item>
            <text:list-item>
              <text:p text:style-name="P12"/>
            </text:list-item>
          </text:list>
        </text:list-item>
      </text:list>
      <text:h text:style-name="P24" text:outline-level="1">Interesting Elements:</text:h>
      <text:list xml:id="list2223865989" text:style-name="L2">
        <text:list-item>
          <text:p text:style-name="P2">Get 3D models <text:span text:style-name="T1">and place them realistic</text:span> (min 25:30)</text:p>
        </text:list-item>
        <text:list-item>
          <text:p text:style-name="P5">Progressive nets (min 35:59), add layers to net and train these ones to adapt to real world with out losing what has been learned.</text:p>
        </text:list-item>
        <text:list-item>
          <text:p text:style-name="P5">Bayesian Prior??? (min 37:52)</text:p>
        </text:list-item>
        <text:list-item>
          <text:p text:style-name="P9">Separate the vision module (min 59:38)</text:p>
        </text:list-item>
        <text:list-item>
          <text:p text:style-name="P9">Combine Randomization and System ID (1h min 2)</text:p>
        </text:list-item>
        <text:list-item>
          <text:p text:style-name="P9">Simulation problem harder than the real one (1h min 4)</text:p>
        </text:list-item>
        <text:list-item>
          <text:p text:style-name="P10">Randomization also what we know it’s not determinant to avoid the algorithm learn it (1h 5min)</text:p>
        </text:list-item>
        <text:list-item>
          <text:p text:style-name="P10">Pipeline to implement domain randomization (1h 10 min )</text:p>
        </text:list-item>
        <text:list-item>
          <text:p text:style-name="P11">Real to Simulation to Real (1h 21 min)</text:p>
        </text:list-item>
      </text:list>
      <text:h text:style-name="P25" text:outline-level="1"><text:soft-page-break/>Papers interesting:</text:h>
      <text:list xml:id="list185559630135319" text:continue-list="list1436934822" text:style-name="L1">
        <text:list-item>
          <text:p text:style-name="P14">Domain <text:span text:style-name="T7">randomization</text:span> for <text:span text:style-name="T7">transferring</text:span> deep neural networks from simulation to the real world(Domain <text:span text:style-name="T7">Randomization</text:span>, min 45:54<text:span text:style-name="T5">)</text:span></text:p>
          <text:list>
            <text:list-item>
              <text:p text:style-name="P19">It’s a grasping problem</text:p>
            </text:list-item>
          </text:list>
        </text:list-item>
      </text:list>
      <text:list xml:id="list423918350" text:style-name="L3">
        <text:list-item>
          <text:p text:style-name="P1">Virtual World as Proxy for Multi-Object Tracking Analysis (min 15:07)</text:p>
        </text:list-item>
        <text:list-item>
          <text:p text:style-name="P6">Using Simulation and Domain Augmentation to improve Efficiency of Deep Robotic Grasping (Unsupervised Domain adaptation, <text:span text:style-name="T3">min 40:20</text:span>)</text:p>
        </text:list-item>
        <text:list-item>
          <text:p text:style-name="P7">CAD² RL : Real Single-Image Flight Without a Single Real Image (Domain <text:span text:style-name="T5">Randomization</text:span>, <text:span text:style-name="T4">min 45:05</text:span>)</text:p>
        </text:list-item>
        <text:list-item>
          <text:p text:style-name="P8">Domain <text:span text:style-name="T7">randomization</text:span> and generative models for robotic grasping (min 54:09)</text:p>
        </text:list-item>
        <text:list-item>
          <text:p text:style-name="P16"><text:s/><text:span text:style-name="T6">Canonical representation , intermediate environment???, Sim to Real via Sim to Sim: Data efficient Robotic Grasping via Randomized to Canonical Adaptation Networks (1h 11 min )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5:56:18.965642710</meta:creation-date>
    <dc:date>2020-04-01T18:55:58.731483133</dc:date>
    <meta:editing-duration>PT5M1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2" meta:word-count="337" meta:character-count="2184" meta:non-whitespace-character-count="1902"/>
  </office:meta>
</office:document-meta>
</file>